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44d1" officeooo:paragraph-rsid="000544d1" style:font-weight-asian="bold" style:font-weight-complex="bold"/>
    </style:style>
    <style:style style:name="P2" style:family="paragraph" style:parent-style-name="Standard">
      <style:text-properties officeooo:rsid="000544d1" officeooo:paragraph-rsid="00054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de Rotina (no Trading)</text:p>
      <text:p text:style-name="Standard"/>
      <text:p text:style-name="Standard"/>
      <text:p text:style-name="Standard">O que preciso fazer amanhã?</text:p>
      <text:p text:style-name="Standard">Coisas que me levarão mais perto dos meus objetivos</text:p>
      <text:p text:style-name="Standard"/>
      <text:p text:style-name="P2">Estudar curso de full, tentar operar e tentar melhorar o m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3:10:42.129587535</meta:creation-date>
    <dc:date>2019-09-28T23:12:15.913647683</dc:date>
    <meta:editing-duration>PT1M36S</meta:editing-duration>
    <meta:editing-cycles>1</meta:editing-cycles>
    <meta:document-statistic meta:table-count="0" meta:image-count="0" meta:object-count="0" meta:page-count="1" meta:paragraph-count="4" meta:word-count="30" meta:character-count="173" meta:non-whitespace-character-count="147"/>
    <meta:generator>LibreOffice/6.0.7.3$Linux_x86 LibreOffice_project/00m0$Build-3</meta:generator>
  </office:meta>
</office:document-meta>
</file>